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6cm" fo:min-width="0.079cm"/>
    </style:style>
    <style:style style:name="gr2" style:family="graphic" style:parent-style-name="standard">
      <style:graphic-properties draw:textarea-horizontal-align="justify" draw:textarea-vertical-align="middle" draw:auto-grow-height="false" fo:min-height="2.332cm" fo:min-width="0.073cm"/>
    </style:style>
    <style:style style:name="gr3" style:family="graphic" style:parent-style-name="standard">
      <style:graphic-properties draw:fill-color="#ffaa95" draw:textarea-horizontal-align="justify" draw:textarea-vertical-align="middle" draw:auto-grow-height="false" fo:min-height="0.739cm" fo:min-width="0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866cm"/>
    </style:style>
    <style:style style:name="gr6" style:family="graphic" style:parent-style-name="standard">
      <style:graphic-properties draw:stroke="none" draw:fill="none" fo:min-height="0.869cm"/>
    </style:style>
    <style:style style:name="gr7" style:family="graphic" style:parent-style-name="standard">
      <style:graphic-properties draw:textarea-horizontal-align="justify" draw:textarea-vertical-align="middle" draw:auto-grow-height="false" fo:min-height="0.317cm" fo:min-width="0.075cm"/>
    </style:style>
    <style:style style:name="gr8" style:family="graphic" style:parent-style-name="standard">
      <style:graphic-properties draw:textarea-horizontal-align="justify" draw:textarea-vertical-align="middle" draw:auto-grow-height="false" fo:min-height="2.441cm" fo:min-width="0.073cm"/>
    </style:style>
    <style:style style:name="gr9" style:family="graphic" style:parent-style-name="standard">
      <style:graphic-properties draw:fill-color="#ffaa95" draw:textarea-horizontal-align="justify" draw:textarea-vertical-align="middle" draw:auto-grow-height="false" fo:min-height="0.469cm" fo:min-width="0.135cm"/>
    </style:style>
    <style:style style:name="gr10" style:family="graphic" style:parent-style-name="standard">
      <style:graphic-properties draw:stroke="none" draw:fill="none" fo:min-height="0.564cm"/>
    </style:style>
    <style:style style:name="gr11" style:family="graphic" style:parent-style-name="standard">
      <style:graphic-properties draw:stroke="none" draw:fill="none" fo:min-height="0.563cm"/>
    </style:style>
    <style:style style:name="gr12" style:family="graphic" style:parent-style-name="standard">
      <style:graphic-properties draw:textarea-horizontal-align="justify" draw:textarea-vertical-align="middle" draw:auto-grow-height="false" fo:min-height="0.316cm" fo:min-width="0.075cm"/>
    </style:style>
    <style:style style:name="gr13" style:family="graphic" style:parent-style-name="standard">
      <style:graphic-properties draw:fill-color="#ffaa95" draw:textarea-horizontal-align="justify" draw:textarea-vertical-align="middle" draw:auto-grow-height="false" fo:min-height="0.468cm" fo:min-width="0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3cm" fo:min-width="6.297cm"/>
    </style:style>
    <style:style style:name="gr15" style:family="graphic" style:parent-style-name="standard">
      <style:graphic-properties draw:stroke="none" draw:fill="none" fo:min-height="1.687cm"/>
    </style:style>
    <style:style style:name="gr16" style:family="graphic" style:parent-style-name="standard">
      <style:graphic-properties draw:textarea-horizontal-align="justify" draw:textarea-vertical-align="middle" draw:auto-grow-height="false" fo:min-height="0.733cm" fo:min-width="0.745cm"/>
    </style:style>
    <style:style style:name="gr17" style:family="graphic" style:parent-style-name="standard">
      <style:graphic-properties draw:textarea-horizontal-align="justify" draw:textarea-vertical-align="middle" draw:auto-grow-height="false" fo:min-height="4.399cm" fo:min-width="0.721cm"/>
    </style:style>
    <style:style style:name="gr18" style:family="graphic" style:parent-style-name="standard">
      <style:graphic-properties draw:textarea-horizontal-align="justify" draw:textarea-vertical-align="middle" draw:auto-grow-height="false" fo:min-height="0.733cm" fo:min-width="0.744cm"/>
    </style:style>
    <style:style style:name="gr19" style:family="graphic" style:parent-style-name="standard">
      <style:graphic-properties draw:textarea-horizontal-align="justify" draw:textarea-vertical-align="middle" draw:auto-grow-height="false" fo:min-height="4.399cm" fo:min-width="0.72cm"/>
    </style:style>
    <style:style style:name="gr20" style:family="graphic" style:parent-style-name="standard">
      <style:graphic-properties draw:fill-color="#ffaa95" draw:textarea-horizontal-align="justify" draw:textarea-vertical-align="middle" draw:auto-grow-height="false" fo:min-height="0.998cm" fo:min-width="0.851cm"/>
    </style:style>
    <style:style style:name="gr21" style:family="graphic" style:parent-style-name="standard">
      <style:graphic-properties draw:stroke="none" draw:fill="none" fo:min-height="1.693cm"/>
    </style:style>
    <style:style style:name="gr22" style:family="graphic" style:parent-style-name="standard">
      <style:graphic-properties draw:textarea-horizontal-align="justify" draw:textarea-vertical-align="middle" draw:auto-grow-height="false" fo:min-height="0.732cm" fo:min-width="0.745cm"/>
    </style:style>
    <style:style style:name="gr23" style:family="graphic" style:parent-style-name="standard">
      <style:graphic-properties draw:fill-color="#ffaa95" draw:textarea-horizontal-align="justify" draw:textarea-vertical-align="middle" draw:auto-grow-height="false" fo:min-height="0.996cm" fo:min-width="0.851cm"/>
    </style:style>
    <style:style style:name="gr24" style:family="graphic" style:parent-style-name="standard">
      <style:graphic-properties draw:textarea-horizontal-align="justify" draw:textarea-vertical-align="middle" draw:auto-grow-height="false" fo:min-height="0.732cm" fo:min-width="0.744cm"/>
    </style:style>
    <style:style style:name="gr25" style:family="graphic" style:parent-style-name="standard">
      <style:graphic-properties draw:textarea-horizontal-align="justify" draw:textarea-vertical-align="middle" draw:auto-grow-height="false" fo:min-height="0.732cm" fo:min-width="0.746cm"/>
    </style:style>
    <style:style style:name="gr26" style:family="graphic" style:parent-style-name="standard">
      <style:graphic-properties draw:textarea-horizontal-align="justify" draw:textarea-vertical-align="middle" draw:auto-grow-height="false" fo:min-height="4.397cm" fo:min-width="0.72cm"/>
    </style:style>
    <style:style style:name="gr27" style:family="graphic" style:parent-style-name="standard">
      <style:graphic-properties draw:fill-color="#ffaa95" draw:textarea-horizontal-align="justify" draw:textarea-vertical-align="middle" draw:auto-grow-height="false" fo:min-height="0.996cm" fo:min-width="0.852cm"/>
    </style:style>
    <style:style style:name="gr28" style:family="graphic" style:parent-style-name="standard">
      <style:graphic-properties draw:textarea-horizontal-align="justify" draw:textarea-vertical-align="middle" draw:auto-grow-height="false" fo:min-height="0.733cm" fo:min-width="0.746cm"/>
    </style:style>
    <style:style style:name="gr29" style:family="graphic" style:parent-style-name="standard">
      <style:graphic-properties draw:fill-color="#ffaa95" draw:textarea-horizontal-align="justify" draw:textarea-vertical-align="middle" draw:auto-grow-height="false" fo:min-height="0.998cm" fo:min-width="0.85cm"/>
    </style:style>
    <style:style style:name="P1" style:family="paragraph">
      <style:paragraph-properties fo:text-align="center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592cm" svg:x="2.935cm" svg:y="6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635cm" svg:height="2.644cm" svg:x="2.935cm" svg:y="6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35cm" svg:height="0.592cm" svg:x="6.335cm" svg:y="6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635cm" svg:height="2.644cm" svg:x="6.335cm" svg:y="6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635cm" svg:height="0.989cm" svg:x="6.348cm" svg:y="7.60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48cm" svg:height="1.275cm" svg:x="1.67cm" svg:y="4.762cm">
          <draw:text-box>
            <text:p text:style-name="P3"><text:span text:style-name="T1">C</text:span><text:span text:style-name="T1">h</text:span><text:span text:style-name="T1">r</text:span><text:span text:style-name="T1">o</text:span><text:span text:style-name="T1">m</text:span><text:span text:style-name="T1">o</text:span><text:span text:style-name="T1">s</text:span><text:span text:style-name="T1">o</text:span><text:span text:style-name="T1">m</text:span><text:span text:style-name="T1">e</text:span></text:p>
            <text:p text:style-name="P3"><text:span text:style-name="T1">1</text:span></text:p>
          </draw:text-box>
        </draw:frame>
        <draw:custom-shape draw:style-name="gr3" draw:text-style-name="P2" draw:layer="layout" svg:width="0.635cm" svg:height="0.989cm" svg:x="2.948cm" svg:y="7.60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546cm" svg:height="1.116cm" svg:x="6.955cm" svg:y="7.676cm">
          <draw:text-box>
            <text:p text:style-name="P1"><text:span text:style-name="T2">A</text:span><text:span text:style-name="T2">l</text:span><text:span text:style-name="T2">l</text:span><text:span text:style-name="T2">e</text:span><text:span text:style-name="T2">l</text:span><text:span text:style-name="T2">e</text:span></text:p>
            <text:p text:style-name="P1"><text:span text:style-name="T2">2</text:span></text:p>
          </draw:text-box>
        </draw:frame>
        <draw:frame draw:style-name="gr5" draw:text-style-name="P5" draw:layer="layout" svg:width="1.546cm" svg:height="1.116cm" svg:x="1.555cm" svg:y="7.676cm">
          <draw:text-box>
            <text:p text:style-name="P1"><text:span text:style-name="T2">A</text:span><text:span text:style-name="T2">l</text:span><text:span text:style-name="T2">l</text:span><text:span text:style-name="T2">e</text:span><text:span text:style-name="T2">l</text:span><text:span text:style-name="T2">e</text:span></text:p>
            <text:p text:style-name="P1"><text:span text:style-name="T2">1</text:span></text:p>
          </draw:text-box>
        </draw:frame>
        <draw:frame draw:style-name="gr6" draw:text-style-name="P6" draw:layer="layout" svg:width="0.997cm" svg:height="1.119cm" svg:x="2.805cm" svg:y="7.592cm">
          <draw:text-box>
            <text:p><text:span text:style-name="T3">A</text:span></text:p>
          </draw:text-box>
        </draw:frame>
        <draw:frame draw:style-name="gr6" draw:text-style-name="P6" draw:layer="layout" svg:width="0.997cm" svg:height="1.119cm" svg:x="6.206cm" svg:y="7.593cm">
          <draw:text-box>
            <text:p><text:span text:style-name="T3">a</text:span></text:p>
          </draw:text-box>
        </draw:frame>
        <draw:custom-shape draw:style-name="gr7" draw:text-style-name="P1" draw:layer="layout" svg:width="0.635cm" svg:height="0.627cm" svg:x="3.735cm" svg:y="9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2.753cm" svg:x="3.735cm" svg:y="10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635cm" svg:height="0.627cm" svg:x="6.335cm" svg:y="9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2.753cm" svg:x="6.335cm" svg:y="10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635cm" svg:height="0.719cm" svg:x="6.348cm" svg:y="11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5cm" svg:height="0.719cm" svg:x="3.748cm" svg:y="11.3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0.997cm" svg:height="1.119cm" svg:x="3.605cm" svg:y="11.141cm">
          <draw:text-box>
            <text:p><text:span text:style-name="T3">A</text:span></text:p>
          </draw:text-box>
        </draw:frame>
        <draw:frame draw:style-name="gr11" draw:text-style-name="P6" draw:layer="layout" svg:width="0.997cm" svg:height="1.119cm" svg:x="6.206cm" svg:y="11.142cm">
          <draw:text-box>
            <text:p><text:span text:style-name="T3">a</text:span></text:p>
          </draw:text-box>
        </draw:frame>
        <draw:custom-shape draw:style-name="gr12" draw:text-style-name="P1" draw:layer="layout" svg:width="0.635cm" svg:height="0.626cm" svg:x="2.936cm" svg:y="9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2.753cm" svg:x="2.936cm" svg:y="10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635cm" svg:height="0.718cm" svg:x="2.949cm" svg:y="11.35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97cm" svg:height="1.119cm" svg:x="2.806cm" svg:y="11.142cm">
          <draw:text-box>
            <text:p><text:span text:style-name="T3">A</text:span></text:p>
          </draw:text-box>
        </draw:frame>
        <draw:custom-shape draw:style-name="gr12" draw:text-style-name="P1" draw:layer="layout" svg:width="0.635cm" svg:height="0.626cm" svg:x="5.536cm" svg:y="9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2.753cm" svg:x="5.536cm" svg:y="10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635cm" svg:height="0.718cm" svg:x="5.549cm" svg:y="11.35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97cm" svg:height="1.119cm" svg:x="5.406cm" svg:y="11.142cm">
          <draw:text-box>
            <text:p><text:span text:style-name="T3">A</text:span></text:p>
          </draw:text-box>
        </draw:frame>
        <draw:custom-shape draw:style-name="gr12" draw:text-style-name="P1" draw:layer="layout" svg:width="0.635cm" svg:height="0.626cm" svg:x="8.836cm" svg:y="9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2.753cm" svg:x="8.836cm" svg:y="10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635cm" svg:height="0.718cm" svg:x="8.849cm" svg:y="11.35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97cm" svg:height="1.119cm" svg:x="8.706cm" svg:y="11.142cm">
          <draw:text-box>
            <text:p><text:span text:style-name="T3">A</text:span></text:p>
          </draw:text-box>
        </draw:frame>
        <draw:custom-shape draw:style-name="gr12" draw:text-style-name="P1" draw:layer="layout" svg:width="0.635cm" svg:height="0.626cm" svg:x="8.036cm" svg:y="9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2.753cm" svg:x="8.036cm" svg:y="10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635cm" svg:height="0.718cm" svg:x="8.049cm" svg:y="11.35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97cm" svg:height="1.119cm" svg:x="7.907cm" svg:y="11.143cm">
          <draw:text-box>
            <text:p><text:span text:style-name="T3">a</text:span></text:p>
          </draw:text-box>
        </draw:frame>
        <draw:custom-shape draw:style-name="gr7" draw:text-style-name="P1" draw:layer="layout" svg:width="0.635cm" svg:height="0.627cm" svg:x="10.437cm" svg:y="9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2.753cm" svg:x="10.437cm" svg:y="10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635cm" svg:height="0.719cm" svg:x="10.45cm" svg:y="11.35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0.997cm" svg:height="1.119cm" svg:x="10.308cm" svg:y="11.143cm">
          <draw:text-box>
            <text:p><text:span text:style-name="T3">a</text:span></text:p>
          </draw:text-box>
        </draw:frame>
        <draw:custom-shape draw:style-name="gr7" draw:text-style-name="P1" draw:layer="layout" svg:width="0.635cm" svg:height="0.627cm" svg:x="11.237cm" svg:y="9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2.753cm" svg:x="11.237cm" svg:y="10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635cm" svg:height="0.719cm" svg:x="11.25cm" svg:y="11.35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0.997cm" svg:height="1.119cm" svg:x="11.108cm" svg:y="11.143cm">
          <draw:text-box>
            <text:p><text:span text:style-name="T3">a</text:span></text:p>
          </draw:text-box>
        </draw:frame>
        <draw:frame draw:style-name="gr4" draw:text-style-name="P7" draw:layer="layout" svg:width="2.771cm" svg:height="1.115cm" svg:x="1.871cm" svg:y="18.563cm">
          <draw:text-box>
            <text:p text:style-name="P1"><text:span text:style-name="T2">H</text:span><text:span text:style-name="T2">o</text:span><text:span text:style-name="T2">m</text:span><text:span text:style-name="T2">o</text:span><text:span text:style-name="T2">z</text:span><text:span text:style-name="T2">y</text:span><text:span text:style-name="T2">g</text:span><text:span text:style-name="T2">o</text:span><text:span text:style-name="T2">u</text:span><text:span text:style-name="T2">s</text:span></text:p>
            <text:p text:style-name="P1"><text:span text:style-name="T2">A</text:span><text:span text:style-name="T2">A</text:span></text:p>
          </draw:text-box>
        </draw:frame>
        <draw:frame draw:style-name="gr4" draw:text-style-name="P7" draw:layer="layout" svg:width="2.771cm" svg:height="1.115cm" svg:x="9.872cm" svg:y="18.564cm">
          <draw:text-box>
            <text:p text:style-name="P1"><text:span text:style-name="T2">H</text:span><text:span text:style-name="T2">o</text:span><text:span text:style-name="T2">m</text:span><text:span text:style-name="T2">o</text:span><text:span text:style-name="T2">z</text:span><text:span text:style-name="T2">y</text:span><text:span text:style-name="T2">g</text:span><text:span text:style-name="T2">o</text:span><text:span text:style-name="T2">u</text:span><text:span text:style-name="T2">s</text:span></text:p>
            <text:p text:style-name="P1"><text:span text:style-name="T2">a</text:span><text:span text:style-name="T2">a</text:span></text:p>
          </draw:text-box>
        </draw:frame>
        <draw:frame draw:style-name="gr4" draw:text-style-name="P7" draw:layer="layout" svg:width="2.771cm" svg:height="1.115cm" svg:x="1.872cm" svg:y="18.564cm">
          <draw:text-box>
            <text:p text:style-name="P1"><text:span text:style-name="T2">H</text:span><text:span text:style-name="T2">o</text:span><text:span text:style-name="T2">m</text:span><text:span text:style-name="T2">o</text:span><text:span text:style-name="T2">z</text:span><text:span text:style-name="T2">y</text:span><text:span text:style-name="T2">g</text:span><text:span text:style-name="T2">o</text:span><text:span text:style-name="T2">u</text:span><text:span text:style-name="T2">s</text:span></text:p>
            <text:p text:style-name="P1"><text:span text:style-name="T2">A</text:span><text:span text:style-name="T2">A</text:span></text:p>
          </draw:text-box>
        </draw:frame>
        <draw:frame draw:style-name="gr4" draw:text-style-name="P7" draw:layer="layout" svg:width="2.902cm" svg:height="1.115cm" svg:x="6.172cm" svg:y="18.564cm">
          <draw:text-box>
            <text:p text:style-name="P1"><text:span text:style-name="T2">H</text:span><text:span text:style-name="T2">e</text:span><text:span text:style-name="T2">t</text:span><text:span text:style-name="T2">e</text:span><text:span text:style-name="T2">r</text:span><text:span text:style-name="T2">o</text:span><text:span text:style-name="T2">z</text:span><text:span text:style-name="T2">y</text:span><text:span text:style-name="T2">g</text:span><text:span text:style-name="T2">o</text:span><text:span text:style-name="T2">u</text:span><text:span text:style-name="T2">s</text:span></text:p>
            <text:p text:style-name="P1"><text:span text:style-name="T2">A</text:span><text:span text:style-name="T2">a</text:span></text:p>
          </draw:text-box>
        </draw:frame>
        <draw:frame draw:style-name="gr4" draw:text-style-name="P4" draw:layer="layout" svg:width="3.448cm" svg:height="1.275cm" svg:x="4.87cm" svg:y="4.763cm">
          <draw:text-box>
            <text:p text:style-name="P3"><text:span text:style-name="T1">C</text:span><text:span text:style-name="T1">h</text:span><text:span text:style-name="T1">r</text:span><text:span text:style-name="T1">o</text:span><text:span text:style-name="T1">m</text:span><text:span text:style-name="T1">o</text:span><text:span text:style-name="T1">s</text:span><text:span text:style-name="T1">o</text:span><text:span text:style-name="T1">m</text:span><text:span text:style-name="T1">e</text:span></text:p>
            <text:p text:style-name="P3"><text:span text:style-name="T1">2</text:span></text:p>
          </draw:text-box>
        </draw:frame>
      </draw:page>
      <draw:page draw:name="page2" draw:style-name="dp1" draw:master-page-name="Default">
        <draw:frame draw:style-name="gr14" draw:text-style-name="P4" draw:layer="layout" svg:width="7.336cm" svg:height="2.213cm" svg:x="4.001cm" svg:y="4.515cm">
          <draw:text-box>
            <text:p text:style-name="P3"><text:span text:style-name="T4">C</text:span><text:span text:style-name="T4">h</text:span><text:span text:style-name="T4">r</text:span><text:span text:style-name="T4">o</text:span><text:span text:style-name="T4">m</text:span><text:span text:style-name="T4">o</text:span><text:span text:style-name="T4">s</text:span><text:span text:style-name="T4">o</text:span><text:span text:style-name="T4">m</text:span><text:span text:style-name="T4">e</text:span></text:p>
            <text:p text:style-name="P3"><text:span text:style-name="T4">1</text:span></text:p>
          </draw:text-box>
        </draw:frame>
        <draw:frame draw:style-name="gr15" draw:text-style-name="P5" draw:layer="layout" svg:width="3.289cm" svg:height="1.987cm" svg:x="14.445cm" svg:y="9.073cm">
          <draw:text-box>
            <text:p text:style-name="P1"><text:span text:style-name="T3">Allele</text:span></text:p>
            <text:p text:style-name="P1"><text:span text:style-name="T3">2</text:span></text:p>
          </draw:text-box>
        </draw:frame>
        <draw:frame draw:style-name="gr15" draw:text-style-name="P5" draw:layer="layout" svg:width="3.29cm" svg:height="1.987cm" svg:x="2.956cm" svg:y="9.073cm">
          <draw:text-box>
            <text:p text:style-name="P1"><text:span text:style-name="T3">Allele</text:span></text:p>
            <text:p text:style-name="P1"><text:span text:style-name="T3">1</text:span></text:p>
          </draw:text-box>
        </draw:frame>
        <draw:custom-shape draw:style-name="gr16" draw:text-style-name="P1" draw:layer="layout" svg:width="1.351cm" svg:height="1.089cm" svg:x="7.594cm" svg:y="12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351cm" svg:height="4.779cm" svg:x="7.594cm" svg:y="14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35cm" svg:height="1.089cm" svg:x="13.126cm" svg:y="12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35cm" svg:height="4.779cm" svg:x="13.126cm" svg:y="14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351cm" svg:height="1.248cm" svg:x="13.153cm" svg:y="15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351cm" svg:height="1.248cm" svg:x="7.622cm" svg:y="15.45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1cm" svg:height="1.943cm" svg:x="7.817cm" svg:y="15.487cm">
          <draw:text-box>
            <text:p><text:span text:style-name="T3">A</text:span></text:p>
          </draw:text-box>
        </draw:frame>
        <draw:frame draw:style-name="gr21" draw:text-style-name="P6" draw:layer="layout" svg:width="2.122cm" svg:height="1.943cm" svg:x="13.35cm" svg:y="15.489cm">
          <draw:text-box>
            <text:p><text:span text:style-name="T3">a</text:span></text:p>
          </draw:text-box>
        </draw:frame>
        <draw:custom-shape draw:style-name="gr22" draw:text-style-name="P1" draw:layer="layout" svg:width="1.351cm" svg:height="1.088cm" svg:x="5.89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351cm" svg:height="4.779cm" svg:x="5.894cm" svg:y="14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.351cm" svg:height="1.246cm" svg:x="5.922cm" svg:y="15.4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1cm" svg:height="1.943cm" svg:x="6.117cm" svg:y="15.489cm">
          <draw:text-box>
            <text:p><text:span text:style-name="T3">A</text:span></text:p>
          </draw:text-box>
        </draw:frame>
        <draw:custom-shape draw:style-name="gr24" draw:text-style-name="P1" draw:layer="layout" svg:width="1.35cm" svg:height="1.088cm" svg:x="11.426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35cm" svg:height="4.779cm" svg:x="11.426cm" svg:y="14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.351cm" svg:height="1.246cm" svg:x="11.453cm" svg:y="15.4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1cm" svg:height="1.943cm" svg:x="11.649cm" svg:y="15.489cm">
          <draw:text-box>
            <text:p><text:span text:style-name="T3">A</text:span></text:p>
          </draw:text-box>
        </draw:frame>
        <draw:custom-shape draw:style-name="gr25" draw:text-style-name="P1" draw:layer="layout" svg:width="1.352cm" svg:height="1.088cm" svg:x="18.446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352cm" svg:height="4.779cm" svg:x="18.446cm" svg:y="14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.351cm" svg:height="1.246cm" svg:x="18.474cm" svg:y="15.4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1cm" svg:height="1.943cm" svg:x="18.67cm" svg:y="15.489cm">
          <draw:text-box>
            <text:p><text:span text:style-name="T3">A</text:span></text:p>
          </draw:text-box>
        </draw:frame>
        <draw:custom-shape draw:style-name="gr25" draw:text-style-name="P1" draw:layer="layout" svg:width="1.352cm" svg:height="1.088cm" svg:x="16.74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352cm" svg:height="4.779cm" svg:x="16.744cm" svg:y="14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1.352cm" svg:height="1.246cm" svg:x="16.771cm" svg:y="15.4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1cm" svg:height="1.943cm" svg:x="16.97cm" svg:y="15.49cm">
          <draw:text-box>
            <text:p><text:span text:style-name="T3">a</text:span></text:p>
          </draw:text-box>
        </draw:frame>
        <draw:custom-shape draw:style-name="gr28" draw:text-style-name="P1" draw:layer="layout" svg:width="1.352cm" svg:height="1.089cm" svg:x="21.85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352cm" svg:height="4.779cm" svg:x="21.852cm" svg:y="14.1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1.35cm" svg:height="1.248cm" svg:x="21.881cm" svg:y="15.4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1cm" svg:height="1.943cm" svg:x="22.078cm" svg:y="15.49cm">
          <draw:text-box>
            <text:p><text:span text:style-name="T3">a</text:span></text:p>
          </draw:text-box>
        </draw:frame>
        <draw:custom-shape draw:style-name="gr28" draw:text-style-name="P1" draw:layer="layout" svg:width="1.352cm" svg:height="1.089cm" svg:x="23.55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352cm" svg:height="4.779cm" svg:x="23.554cm" svg:y="14.1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351cm" svg:height="1.248cm" svg:x="23.582cm" svg:y="15.4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1cm" svg:height="1.943cm" svg:x="23.78cm" svg:y="15.49cm">
          <draw:text-box>
            <text:p><text:span text:style-name="T3">a</text:span></text:p>
          </draw:text-box>
        </draw:frame>
        <draw:frame draw:style-name="gr14" draw:text-style-name="P4" draw:layer="layout" svg:width="7.335cm" svg:height="2.213cm" svg:x="11.009cm" svg:y="4.517cm">
          <draw:text-box>
            <text:p text:style-name="P3"><text:span text:style-name="T4">C</text:span><text:span text:style-name="T4">h</text:span><text:span text:style-name="T4">r</text:span><text:span text:style-name="T4">o</text:span><text:span text:style-name="T4">m</text:span><text:span text:style-name="T4">o</text:span><text:span text:style-name="T4">s</text:span><text:span text:style-name="T4">o</text:span><text:span text:style-name="T4">m</text:span><text:span text:style-name="T4">e</text:span></text:p>
            <text:p text:style-name="P3"><text:span text:style-name="T4">2</text:span></text:p>
          </draw:text-box>
        </draw:frame>
        <draw:custom-shape draw:style-name="gr22" draw:text-style-name="P1" draw:layer="layout" svg:width="1.351cm" svg:height="1.088cm" svg:x="5.894cm" svg:y="6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351cm" svg:height="4.779cm" svg:x="5.894cm" svg:y="7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.351cm" svg:height="1.246cm" svg:x="5.922cm" svg:y="9.053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1cm" svg:height="1.943cm" svg:x="6.118cm" svg:y="9.09cm">
          <draw:text-box>
            <text:p><text:span text:style-name="T3">A</text:span></text:p>
          </draw:text-box>
        </draw:frame>
        <draw:custom-shape draw:style-name="gr18" draw:text-style-name="P1" draw:layer="layout" svg:width="1.35cm" svg:height="1.089cm" svg:x="13.126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35cm" svg:height="4.779cm" svg:x="13.126cm" svg:y="7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351cm" svg:height="1.248cm" svg:x="13.153cm" svg:y="9.05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22cm" svg:height="1.943cm" svg:x="13.35cm" svg:y="9.089cm">
          <draw:text-box>
            <text:p><text:span text:style-name="T3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21:11:04.568926291</meta:creation-date>
    <meta:generator>LibreOffice/6.2.5.2$MacOSX_X86_64 LibreOffice_project/1ec314fa52f458adc18c4f025c545a4e8b22c159</meta:generator>
    <dc:date>2019-09-16T21:52:29.857827709</dc:date>
    <meta:editing-duration>PT41M23S</meta:editing-duration>
    <meta:editing-cycles>12</meta:editing-cycles>
    <meta:document-statistic meta:object-count="92"/>
  </office:meta>
</office:document-meta>
</file>